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ZSL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2hop</text:p>
          </table:table-cell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61" calcext:value-type="float">
            <text:p>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3hop</text:p>
          </table:table-cell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20k</text:p>
          </table:table-cell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4" office:value-type="float" office:value="0.563" calcext:value-type="float">
            <text:p>0.563</text:p>
          </table:table-cell>
          <table:table-cell table:style-name="ce4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4" office:value-type="float" office:value="0.496" calcext:value-type="float">
            <text:p>0.496</text:p>
          </table:table-cell>
          <table:table-cell table:style-name="ce4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1T13:34:25.011396273</dc:date>
    <meta:editing-duration>P16DT6H38M4S</meta:editing-duration>
    <meta:editing-cycles>204</meta:editing-cycles>
    <meta:generator>LibreOffice/5.1.6.2$Linux_X86_64 LibreOffice_project/10m0$Build-2</meta:generator>
    <meta:document-statistic meta:table-count="8" meta:cell-count="6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